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aca01" officeooo:paragraph-rsid="001c49ac"/>
    </style:style>
    <style:style style:name="P2" style:family="paragraph" style:parent-style-name="Text_20_body">
      <style:text-properties officeooo:rsid="002313f0" officeooo:paragraph-rsid="002313f0"/>
    </style:style>
    <style:style style:name="P3" style:family="paragraph" style:parent-style-name="Heading_20_1" style:master-page-name="Right_20_Page">
      <style:paragraph-properties style:page-number="auto"/>
      <style:text-properties officeooo:rsid="00238a19" officeooo:paragraph-rsid="00238a19"/>
    </style:style>
    <style:style style:name="P4" style:family="paragraph" style:parent-style-name="Text_20_body">
      <style:text-properties officeooo:rsid="00238a19" officeooo:paragraph-rsid="00238a19"/>
    </style:style>
    <style:style style:name="P5" style:family="paragraph" style:parent-style-name="Heading_20_2">
      <style:text-properties officeooo:rsid="000aca01" officeooo:paragraph-rsid="001c49ac"/>
    </style:style>
    <style:style style:name="P6" style:family="paragraph" style:parent-style-name="Heading_20_3">
      <style:paragraph-properties fo:break-before="page"/>
      <style:text-properties officeooo:rsid="00238a19" officeooo:paragraph-rsid="00238a19"/>
    </style:style>
    <style:style style:name="T1" style:family="text">
      <style:text-properties officeooo:rsid="000f14e3"/>
    </style:style>
    <style:style style:name="T2" style:family="text">
      <style:text-properties officeooo:rsid="0022dc82"/>
    </style:style>
    <style:style style:name="T3" style:family="text">
      <style:text-properties officeooo:rsid="002313f0"/>
    </style:style>
    <style:style style:name="T4" style:family="text">
      <style:text-properties officeooo:rsid="00238a1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Donkey Riding (Traditional)</text:h>
      <text:h text:style-name="P5" text:outline-level="2">Time Signature: <text:span text:style-name="T1">4</text:span>/4</text:h>
      <text:p text:style-name="P1">Chords: <text:span text:style-name="T4">C, F, G</text:span></text:p>
      <text:p text:style-name="P1">Tempo: 1<text:span text:style-name="T4">3</text:span>0 - 1<text:span text:style-name="T4">5</text:span>0 BPM</text:p>
      <text:h text:style-name="P6" text:outline-level="3">[CHORUS]</text:h>
      <text:p text:style-name="P4">F <text:s text:c="2"/>C <text:s text:c="7"/>F <text:s text:c="5"/>C</text:p>
      <text:p text:style-name="P4">Way hey and away we go</text:p>
      <text:p text:style-name="P4">G</text:p>
      <text:p text:style-name="P4">Donkey riding donkey riding</text:p>
      <text:p text:style-name="P4">F <text:s text:c="2"/>C <text:s text:c="7"/>F <text:s text:c="5"/>C</text:p>
      <text:p text:style-name="P4">Way hey and away we go</text:p>
      <text:p text:style-name="P4">G <text:s text:c="10"/>C</text:p>
      <text:p text:style-name="P4">Ridin' on a donkey</text:p>
      <text:h text:style-name="Heading_20_3" text:outline-level="3">[VERSE 1]</text:h>
      <text:p text:style-name="P4">C <text:s text:c="11"/>F <text:s/>C</text:p>
      <text:p text:style-name="P4">Was you ever in Quebec</text:p>
      <text:p text:style-name="P4">G</text:p>
      <text:p text:style-name="P4">Launchin' timber on the deck</text:p>
      <text:p text:style-name="P4">C <text:s text:c="17"/>F <text:s text:c="7"/>C</text:p>
      <text:p text:style-name="P4">Where ya break yer bleedin' neck</text:p>
      <text:p text:style-name="P4">G <text:s text:c="10"/>C</text:p>
      <text:p text:style-name="P4">Ridin' on a donkey</text:p>
      <text:h text:style-name="Heading_20_3" text:outline-level="3">[CHORUS]</text:h>
      <text:p text:style-name="P4">F <text:s text:c="2"/>C <text:s text:c="7"/>F <text:s text:c="5"/>C</text:p>
      <text:p text:style-name="P4">Way hey and away we go</text:p>
      <text:p text:style-name="P4">G</text:p>
      <text:p text:style-name="P4">Donkey riding donkey riding</text:p>
      <text:p text:style-name="P4">F <text:s text:c="2"/>C <text:s text:c="7"/>F <text:s text:c="5"/>C</text:p>
      <text:p text:style-name="P4">Way hey and away we go</text:p>
      <text:p text:style-name="P4">G <text:s text:c="10"/>C</text:p>
      <text:p text:style-name="P4">Ridin' on a donkey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3" text:outline-level="3"><text:soft-page-break/>[VERSE 2]</text:h>
      <text:p text:style-name="P4">C <text:s text:c="12"/>F <text:s text:c="9"/>C</text:p>
      <text:p text:style-name="P4">Was you ever 'round Cape Horn</text:p>
      <text:p text:style-name="P4">G</text:p>
      <text:p text:style-name="P4">Where the weather's never warm</text:p>
      <text:p text:style-name="P4">C <text:s text:c="18"/>F <text:s text:c="9"/>C</text:p>
      <text:p text:style-name="P4">Wished to God you'd never been born</text:p>
      <text:p text:style-name="P4">G <text:s text:c="10"/>C</text:p>
      <text:p text:style-name="P4">Ridin' on a donkey</text:p>
      <text:h text:style-name="Heading_20_3" text:outline-level="3">[CHORUS]</text:h>
      <text:p text:style-name="P4">F <text:s text:c="2"/>C <text:s text:c="7"/>F <text:s text:c="5"/>C</text:p>
      <text:p text:style-name="P4">Way hey and away we go</text:p>
      <text:p text:style-name="P4">G</text:p>
      <text:p text:style-name="P4">Donkey riding donkey riding</text:p>
      <text:p text:style-name="P4">F <text:s text:c="2"/>C <text:s text:c="7"/>F <text:s text:c="5"/>C</text:p>
      <text:p text:style-name="P4">Way hey and away we go</text:p>
      <text:p text:style-name="P4">G <text:s text:c="10"/>C</text:p>
      <text:p text:style-name="P4">Ridin' on a donkey</text:p>
      <text:h text:style-name="Heading_20_3" text:outline-level="3">[VERSE 3]</text:h>
      <text:p text:style-name="P4">C <text:s text:c="14"/>F <text:s text:c="6"/>C</text:p>
      <text:p text:style-name="P4">Was you ever in Miramichi</text:p>
      <text:p text:style-name="P4">G</text:p>
      <text:p text:style-name="P4">Where ye tie up to a tree</text:p>
      <text:p text:style-name="P4">C <text:s text:c="16"/>F <text:s text:c="5"/>C</text:p>
      <text:p text:style-name="P4">An' the girls sit on yer knee</text:p>
      <text:p text:style-name="P4">G <text:s text:c="10"/>C</text:p>
      <text:p text:style-name="P4">Ridin' on a donkey</text:p>
      <text:h text:style-name="Heading_20_3" text:outline-level="3">[CHORUS]</text:h>
      <text:p text:style-name="P4">F <text:s text:c="2"/>C <text:s text:c="7"/>F <text:s text:c="5"/>C</text:p>
      <text:p text:style-name="P4">Way hey and away we go</text:p>
      <text:p text:style-name="P4">G</text:p>
      <text:p text:style-name="P4">Donkey riding donkey riding</text:p>
      <text:p text:style-name="P4">F <text:s text:c="2"/>C <text:s text:c="7"/>F <text:s text:c="5"/>C</text:p>
      <text:p text:style-name="P4">Way hey and away we go</text:p>
      <text:p text:style-name="P4">G <text:s text:c="10"/>C</text:p>
      <text:p text:style-name="P4">Ridin' on a donkey</text:p>
      <text:p text:style-name="P4"/>
      <text:p text:style-name="P4"/>
      <text:p text:style-name="P4"/>
      <text:p text:style-name="P4"/>
      <text:h text:style-name="Heading_20_3" text:outline-level="3"><text:soft-page-break/>[VERSE 4]</text:h>
      <text:p text:style-name="P4">C <text:s text:c="14"/>F <text:s text:c="6"/>C</text:p>
      <text:p text:style-name="P4">Was you ever in Fortune Bay</text:p>
      <text:p text:style-name="P4">G</text:p>
      <text:p text:style-name="P4">See the girls all shout hooray</text:p>
      <text:p text:style-name="P4">C <text:s text:c="18"/>F <text:s text:c="8"/>C</text:p>
      <text:p text:style-name="P4">Here comes dad with ten weeks pay</text:p>
      <text:p text:style-name="P4">G <text:s text:c="10"/>C</text:p>
      <text:p text:style-name="P4">Riding on a donkey</text:p>
      <text:h text:style-name="Heading_20_3" text:outline-level="3">[CHORUS]</text:h>
      <text:p text:style-name="P4">F <text:s text:c="2"/>C <text:s text:c="7"/>F <text:s text:c="5"/>C</text:p>
      <text:p text:style-name="P4">Way hey and away we go</text:p>
      <text:p text:style-name="P4">G</text:p>
      <text:p text:style-name="P4">Donkey riding donkey riding</text:p>
      <text:p text:style-name="P4">F <text:s text:c="2"/>C <text:s text:c="7"/>F <text:s text:c="5"/>C</text:p>
      <text:p text:style-name="P4">Way hey and away we go</text:p>
      <text:p text:style-name="P4">G <text:s text:c="10"/>C</text:p>
      <text:p text:style-name="P4">Ridin' on a donkey</text:p>
      <text:h text:style-name="Heading_20_3" text:outline-level="3">[VERSE 5]</text:h>
      <text:p text:style-name="P4">C <text:s text:c="14"/>F <text:s text:c="4"/>C</text:p>
      <text:p text:style-name="P4">Was you ever in Londontown</text:p>
      <text:p text:style-name="P4">G</text:p>
      <text:p text:style-name="P4">See the King he does come down</text:p>
      <text:p text:style-name="P4">C <text:s text:c="18"/>F <text:s text:c="5"/>C</text:p>
      <text:p text:style-name="P4">See the King in his golden crown</text:p>
      <text:p text:style-name="P4">G <text:s text:c="10"/>C</text:p>
      <text:p text:style-name="P4">Riding on a donkey</text:p>
      <text:h text:style-name="Heading_20_3" text:outline-level="3">[CHORUS]</text:h>
      <text:p text:style-name="P4">F <text:s text:c="2"/>C <text:s text:c="7"/>F <text:s text:c="5"/>C</text:p>
      <text:p text:style-name="P4">Way hey and away we go</text:p>
      <text:p text:style-name="P4">G</text:p>
      <text:p text:style-name="P4">Donkey riding donkey riding</text:p>
      <text:p text:style-name="P4">F <text:s text:c="2"/>C <text:s text:c="7"/>F <text:s text:c="5"/>C</text:p>
      <text:p text:style-name="P4">Way hey and away we go</text:p>
      <text:p text:style-name="P4">G <text:s text:c="10"/>C</text:p>
      <text:p text:style-name="P4">Ridin' on a donke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 style:writing-mode="page"/>
      <style:text-properties style:font-name="Courier New" fo:font-family="'Courier New'" style:font-style-name="Regular" style:font-pitch="variable" fo:font-size="18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1H32M</meta:editing-duration>
    <meta:editing-cycles>21</meta:editing-cycles>
    <meta:generator>LibreOffice/5.2.5.1$MacOSX_X86_64 LibreOffice_project/0312e1a284a7d50ca85a365c316c7abbf20a4d22</meta:generator>
    <dc:title>Lyrics + Chords</dc:title>
    <dc:date>2017-04-04T12:35:06.659801000</dc:date>
    <meta:print-date>2017-04-03T12:23:29.985893000</meta:print-date>
    <meta:document-statistic meta:table-count="0" meta:image-count="0" meta:object-count="0" meta:page-count="4" meta:paragraph-count="103" meta:word-count="373" meta:character-count="1899" meta:non-whitespace-character-count="1139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